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8fe1d" officeooo:paragraph-rsid="0019f57d"/>
    </style:style>
    <style:style style:name="P2" style:family="paragraph" style:parent-style-name="Standard">
      <style:text-properties officeooo:rsid="0018fe1d" officeooo:paragraph-rsid="0024c836"/>
    </style:style>
    <style:style style:name="P3" style:family="paragraph" style:parent-style-name="Standard">
      <style:text-properties officeooo:rsid="001ad701" officeooo:paragraph-rsid="0019f57d"/>
    </style:style>
    <style:style style:name="P4" style:family="paragraph" style:parent-style-name="Standard">
      <style:text-properties fo:color="#c9211e" loext:opacity="100%" officeooo:rsid="0018fe1d" officeooo:paragraph-rsid="0019f57d"/>
    </style:style>
    <style:style style:name="P5" style:family="paragraph" style:parent-style-name="Standard">
      <style:text-properties fo:color="#c9211e" loext:opacity="100%" officeooo:rsid="0018fe1d" officeooo:paragraph-rsid="001b875f"/>
    </style:style>
    <style:style style:name="P6" style:family="paragraph" style:parent-style-name="Standard">
      <style:text-properties fo:color="#000000" loext:opacity="100%" officeooo:rsid="0018fe1d" officeooo:paragraph-rsid="0019f57d"/>
    </style:style>
    <style:style style:name="P7" style:family="paragraph" style:parent-style-name="Standard">
      <style:text-properties fo:color="#000000" loext:opacity="100%" officeooo:rsid="0018fe1d" officeooo:paragraph-rsid="0019f57d"/>
    </style:style>
    <style:style style:name="P8" style:family="paragraph" style:parent-style-name="Standard">
      <style:text-properties officeooo:rsid="0018fe1d" officeooo:paragraph-rsid="0019f57d"/>
    </style:style>
    <style:style style:name="P9" style:family="paragraph" style:parent-style-name="Standard">
      <style:text-properties fo:color="#c9211e" loext:opacity="100%" officeooo:rsid="0018fe1d" officeooo:paragraph-rsid="0019f57d"/>
    </style:style>
    <style:style style:name="T1" style:family="text">
      <style:text-properties officeooo:rsid="00260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チームとしての目標</text:p>
      <text:p text:style-name="P3">最低限の機能をいれる！</text:p>
      <text:p text:style-name="P3"/>
      <text:p text:style-name="P4">2. 各個人の目標</text:p>
      <text:p text:style-name="P1">伊賀義晃：エラーを極力少なく作成する。伊賀義晃:プロジェクトリーダー</text:p>
      <text:p text:style-name="P1"/>
      <text:p text:style-name="P4">3. 作成物概要（ユースケース図や画面遷移図などを見せながら解説）</text:p>
      <text:p text:style-name="P6"/>
      <text:p text:style-name="P1"/>
      <text:p text:style-name="P1"/>
      <text:p text:style-name="P4">4. 工夫した点</text:p>
      <text:p text:style-name="P1">登録情報を変更する際に、以前登録した情報を表示する。</text:p>
      <text:p text:style-name="P1"/>
      <text:p text:style-name="P1"/>
      <text:p text:style-name="P4">5. デモ</text:p>
      <text:p text:style-name="P4">//発表の時にするやつ</text:p>
      <text:p text:style-name="P1"/>
      <text:p text:style-name="P5">6. 苦労した点</text:p>
      <text:p text:style-name="P2">コードに苦労しました。</text:p>
      <text:p text:style-name="P2">エラー探しの中でも赤い線が引いていないエラーを探すのが一番苦労しました。</text:p>
      <text:p text:style-name="P1"/>
      <text:p text:style-name="P4">7.今後の課題</text:p>
      <text:p text:style-name="P6">コードの意味を理解する必要があります。</text:p>
      <text:p text:style-name="P6">エラーが発生した際にエラーを見つけて直す力が必要があり。</text:p>
      <text:p text:style-name="P1"/>
      <text:p text:style-name="P1"/>
      <text:p text:style-name="P4">8. 学んだ点、よくできた、成長した点。配属に向けての意</text:p>
      <text:p text:style-name="P6">今回実際に作ってみてコミュニケーションの大切さがわかりました。Gitと<text:span text:style-name="T1">Sourcetreeを使用しデータの共有を行ったのですが、データのずれなどが多々発生し、声をかけておけば防げた問題がありました。</text:span></text:p>
      <text:p text:style-name="P6">配属先で何が待っているかはわかりませんが、今回学んだコミュニケーションの大切さであったり、使用者の目線に立つことを忘れずに精進していきます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7:07:48.437000000</meta:creation-date>
    <dc:date>2022-05-27T14:10:13.007000000</dc:date>
    <meta:editing-duration>PT56M47S</meta:editing-duration>
    <meta:editing-cycles>7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8" meta:word-count="428" meta:character-count="455" meta:non-whitespace-character-count="448"/>
  </office:meta>
</office:document-meta>
</file>